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DemiLight" svg:font-family="'Noto Sans CJK JP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92mm"/>
    </style:style>
    <style:style style:name="co3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Noto Sans CJK JP DemiLight" style:font-name-complex="Noto Sans Devanagari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table table:name="Distance Matrix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BOSTON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429" calcext:value-type="float">
            <text:p>429</text:p>
          </table:table-cell>
          <table:table-cell office:value-type="float" office:value="1504" calcext:value-type="float">
            <text:p>1504</text:p>
          </table:table-cell>
          <table:table-cell office:value-type="float" office:value="963" calcext:value-type="float">
            <text:p>963</text:p>
          </table:table-cell>
          <table:table-cell office:value-type="float" office:value="2976" calcext:value-type="float">
            <text:p>2976</text:p>
          </table:table-cell>
          <table:table-cell office:value-type="float" office:value="3095" calcext:value-type="float">
            <text:p>3095</text:p>
          </table:table-cell>
          <table:table-cell office:value-type="float" office:value="2979" calcext:value-type="float">
            <text:p>2979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308" calcext:value-type="float">
            <text:p>1308</text:p>
          </table:table-cell>
          <table:table-cell office:value-type="float" office:value="802" calcext:value-type="float">
            <text:p>802</text:p>
          </table:table-cell>
          <table:table-cell office:value-type="float" office:value="2915" calcext:value-type="float">
            <text:p>2915</text:p>
          </table:table-cell>
          <table:table-cell office:value-type="float" office:value="2934" calcext:value-type="float">
            <text:p>2934</text:p>
          </table:table-cell>
          <table:table-cell office:value-type="float" office:value="2786" calcext:value-type="float">
            <text:p>2786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float" office:value="429" calcext:value-type="float">
            <text:p>429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1075" calcext:value-type="float">
            <text:p>1075</text:p>
          </table:table-cell>
          <table:table-cell office:value-type="float" office:value="671" calcext:value-type="float">
            <text:p>671</text:p>
          </table:table-cell>
          <table:table-cell office:value-type="float" office:value="2684" calcext:value-type="float">
            <text:p>2684</text:p>
          </table:table-cell>
          <table:table-cell office:value-type="float" office:value="2799" calcext:value-type="float">
            <text:p>2799</text:p>
          </table:table-cell>
          <table:table-cell office:value-type="float" office:value="2631" calcext:value-type="float">
            <text:p>2631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MIAMI</text:p>
          </table:table-cell>
          <table:table-cell office:value-type="float" office:value="1504" calcext:value-type="float">
            <text:p>1504</text:p>
          </table:table-cell>
          <table:table-cell office:value-type="float" office:value="1308" calcext:value-type="float">
            <text:p>1308</text:p>
          </table:table-cell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  <table:table-cell office:value-type="float" office:value="1329" calcext:value-type="float">
            <text:p>1329</text:p>
          </table:table-cell>
          <table:table-cell office:value-type="float" office:value="3273" calcext:value-type="float">
            <text:p>3273</text:p>
          </table:table-cell>
          <table:table-cell office:value-type="float" office:value="3053" calcext:value-type="float">
            <text:p>3053</text:p>
          </table:table-cell>
          <table:table-cell office:value-type="float" office:value="2687" calcext:value-type="float">
            <text:p>2687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CHICAGO</text:p>
          </table:table-cell>
          <table:table-cell office:value-type="float" office:value="963" calcext:value-type="float">
            <text:p>963</text:p>
          </table:table-cell>
          <table:table-cell office:value-type="float" office:value="802" calcext:value-type="float">
            <text:p>802</text:p>
          </table:table-cell>
          <table:table-cell office:value-type="float" office:value="671" calcext:value-type="float">
            <text:p>671</text:p>
          </table:table-cell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2142" calcext:value-type="float">
            <text:p>2142</text:p>
          </table:table-cell>
          <table:table-cell office:value-type="float" office:value="2054" calcext:value-type="float">
            <text:p>2054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SEATTLE</text:p>
          </table:table-cell>
          <table:table-cell office:value-type="float" office:value="2976" calcext:value-type="float">
            <text:p>2976</text:p>
          </table:table-cell>
          <table:table-cell office:value-type="float" office:value="2915" calcext:value-type="float">
            <text:p>2915</text:p>
          </table:table-cell>
          <table:table-cell office:value-type="float" office:value="2684" calcext:value-type="float">
            <text:p>2684</text:p>
          </table:table-cell>
          <table:table-cell office:value-type="float" office:value="3273" calcext:value-type="float">
            <text:p>3273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office:value-type="float" office:value="1131" calcext:value-type="float">
            <text:p>1131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string" calcext:value-type="string">
            <text:p>SF</text:p>
          </table:table-cell>
          <table:table-cell office:value-type="float" office:value="3095" calcext:value-type="float">
            <text:p>3095</text:p>
          </table:table-cell>
          <table:table-cell office:value-type="float" office:value="2934" calcext:value-type="float">
            <text:p>2934</text:p>
          </table:table-cell>
          <table:table-cell office:value-type="float" office:value="2799" calcext:value-type="float">
            <text:p>2799</text:p>
          </table:table-cell>
          <table:table-cell office:value-type="float" office:value="3053" calcext:value-type="float">
            <text:p>3053</text:p>
          </table:table-cell>
          <table:table-cell office:value-type="float" office:value="2142" calcext:value-type="float">
            <text:p>2142</text:p>
          </table:table-cell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2979" calcext:value-type="float">
            <text:p>2979</text:p>
          </table:table-cell>
          <table:table-cell office:value-type="float" office:value="2786" calcext:value-type="float">
            <text:p>2786</text:p>
          </table:table-cell>
          <table:table-cell office:value-type="float" office:value="2631" calcext:value-type="float">
            <text:p>2631</text:p>
          </table:table-cell>
          <table:table-cell office:value-type="float" office:value="2687" calcext:value-type="float">
            <text:p>2687</text:p>
          </table:table-cell>
          <table:table-cell office:value-type="float" office:value="2054" calcext:value-type="float">
            <text:p>2054</text:p>
          </table:table-cell>
          <table:table-cell office:value-type="float" office:value="1131" calcext:value-type="float">
            <text:p>1131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DENVER</text:p>
          </table:table-cell>
          <table:table-cell office:value-type="float" office:value="1949" calcext:value-type="float">
            <text:p>1949</text:p>
          </table:table-cell>
          <table:table-cell office:value-type="float" office:value="1771" calcext:value-type="float">
            <text:p>1771</text:p>
          </table:table-cell>
          <table:table-cell office:value-type="float" office:value="1616" calcext:value-type="float">
            <text:p>1616</text:p>
          </table:table-cell>
          <table:table-cell office:value-type="float" office:value="2037" calcext:value-type="float">
            <text:p>2037</text:p>
          </table:table-cell>
          <table:table-cell office:value-type="float" office:value="996" calcext:value-type="float">
            <text:p>996</text:p>
          </table:table-cell>
          <table:table-cell office:value-type="float" office:value="1307" calcext:value-type="float">
            <text:p>1307</text:p>
          </table:table-cell>
          <table:table-cell office:value-type="float" office:value="1235" calcext:value-type="float">
            <text:p>1235</text:p>
          </table:table-cell>
          <table:table-cell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</table:table-row>
      </table:table>
      <table:table table:name="Hierarchical, Complet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ce2"/>
        <table:table-column table:style-name="co1" table:default-cell-style-name="Default"/>
        <table:table-column table:style-name="co3" table:number-columns-repeated="2" table:default-cell-style-name="ce8"/>
        <table:table-column table:style-name="co1" table:default-cell-style-name="Default"/>
        <table:table-column table:style-name="co1" table:number-columns-repeated="2" table:default-cell-style-name="ce8"/>
        <table:table-column table:style-name="co1" table:number-columns-repeated="1007" table:default-cell-style-name="Default"/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3"/>
          <table:table-cell table:style-name="ce6" table:formula="of:=['Distance Matrix'.C1]" office:value-type="float" office:value="206" calcext:value-type="float">
            <text:p>206</text:p>
          </table:table-cell>
          <table:table-cell table:style-name="ce3" table:formula="of:=['Distance Matrix'.D1]" office:value-type="float" office:value="429" calcext:value-type="float">
            <text:p>429</text:p>
          </table:table-cell>
          <table:table-cell table:style-name="ce3" table:formula="of:=['Distance Matrix'.E1]" office:value-type="float" office:value="1504" calcext:value-type="float">
            <text:p>1504</text:p>
          </table:table-cell>
          <table:table-cell table:style-name="ce3" table:formula="of:=['Distance Matrix'.F1]" office:value-type="float" office:value="963" calcext:value-type="float">
            <text:p>963</text:p>
          </table:table-cell>
          <table:table-cell table:style-name="ce3" table:formula="of:=['Distance Matrix'.G1]" office:value-type="float" office:value="2976" calcext:value-type="float">
            <text:p>2976</text:p>
          </table:table-cell>
          <table:table-cell table:style-name="ce3" table:formula="of:=['Distance Matrix'.H1]" office:value-type="float" office:value="3095" calcext:value-type="float">
            <text:p>3095</text:p>
          </table:table-cell>
          <table:table-cell table:style-name="ce3" table:formula="of:=['Distance Matrix'.I1]" office:value-type="float" office:value="2979" calcext:value-type="float">
            <text:p>2979</text:p>
          </table:table-cell>
          <table:table-cell table:style-name="ce3" table:formula="of:=['Distance Matrix'.J1]" office:value-type="float" office:value="1949" calcext:value-type="float">
            <text:p>1949</text:p>
          </table:table-cell>
          <table:table-cell/>
          <table:table-cell office:value-type="string" calcext:value-type="string">
            <text:p>MIN</text:p>
          </table:table-cell>
          <table:table-cell table:formula="of:=MIN([.C2:.K10])" office:value-type="float" office:value="206" calcext:value-type="float">
            <text:p>20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3" table:number-columns-repeated="2"/>
          <table:table-cell table:style-name="ce3" table:formula="of:=['Distance Matrix'.D2]" office:value-type="float" office:value="233" calcext:value-type="float">
            <text:p>233</text:p>
          </table:table-cell>
          <table:table-cell table:style-name="ce3" table:formula="of:=['Distance Matrix'.E2]" office:value-type="float" office:value="1308" calcext:value-type="float">
            <text:p>1308</text:p>
          </table:table-cell>
          <table:table-cell table:style-name="ce3" table:formula="of:=['Distance Matrix'.F2]" office:value-type="float" office:value="802" calcext:value-type="float">
            <text:p>802</text:p>
          </table:table-cell>
          <table:table-cell table:style-name="ce3" table:formula="of:=['Distance Matrix'.G2]" office:value-type="float" office:value="2915" calcext:value-type="float">
            <text:p>2915</text:p>
          </table:table-cell>
          <table:table-cell table:style-name="ce3" table:formula="of:=['Distance Matrix'.H2]" office:value-type="float" office:value="2934" calcext:value-type="float">
            <text:p>2934</text:p>
          </table:table-cell>
          <table:table-cell table:style-name="ce3" table:formula="of:=['Distance Matrix'.I2]" office:value-type="float" office:value="2786" calcext:value-type="float">
            <text:p>2786</text:p>
          </table:table-cell>
          <table:table-cell table:style-name="ce3" table:formula="of:=['Distance Matrix'.J2]" office:value-type="float" office:value="1771" calcext:value-type="float">
            <text:p>1771</text:p>
          </table:table-cell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1 C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3" table:number-columns-repeated="3"/>
          <table:table-cell table:style-name="ce3" table:formula="of:=['Distance Matrix'.E3]" office:value-type="float" office:value="1075" calcext:value-type="float">
            <text:p>1075</text:p>
          </table:table-cell>
          <table:table-cell table:style-name="ce3" table:formula="of:=['Distance Matrix'.F3]" office:value-type="float" office:value="671" calcext:value-type="float">
            <text:p>671</text:p>
          </table:table-cell>
          <table:table-cell table:style-name="ce3" table:formula="of:=['Distance Matrix'.G3]" office:value-type="float" office:value="2684" calcext:value-type="float">
            <text:p>2684</text:p>
          </table:table-cell>
          <table:table-cell table:style-name="ce3" table:formula="of:=['Distance Matrix'.H3]" office:value-type="float" office:value="2799" calcext:value-type="float">
            <text:p>2799</text:p>
          </table:table-cell>
          <table:table-cell table:style-name="ce3" table:formula="of:=['Distance Matrix'.I3]" office:value-type="float" office:value="2631" calcext:value-type="float">
            <text:p>2631</text:p>
          </table:table-cell>
          <table:table-cell table:style-name="ce3" table:formula="of:=['Distance Matrix'.J3]" office:value-type="float" office:value="1616" calcext:value-type="float">
            <text:p>1616</text:p>
          </table:table-cell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0 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3" table:number-columns-repeated="4"/>
          <table:table-cell table:style-name="ce3" table:formula="of:=['Distance Matrix'.F4]" office:value-type="float" office:value="1329" calcext:value-type="float">
            <text:p>1329</text:p>
          </table:table-cell>
          <table:table-cell table:style-name="ce3" table:formula="of:=['Distance Matrix'.G4]" office:value-type="float" office:value="3273" calcext:value-type="float">
            <text:p>3273</text:p>
          </table:table-cell>
          <table:table-cell table:style-name="ce3" table:formula="of:=['Distance Matrix'.H4]" office:value-type="float" office:value="3053" calcext:value-type="float">
            <text:p>3053</text:p>
          </table:table-cell>
          <table:table-cell table:style-name="ce3" table:formula="of:=['Distance Matrix'.I4]" office:value-type="float" office:value="2687" calcext:value-type="float">
            <text:p>2687</text:p>
          </table:table-cell>
          <table:table-cell table:style-name="ce3" table:formula="of:=['Distance Matrix'.J4]" office:value-type="float" office:value="2037" calcext:value-type="float">
            <text:p>20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3" table:number-columns-repeated="5"/>
          <table:table-cell table:style-name="ce3" table:formula="of:=['Distance Matrix'.G5]" office:value-type="float" office:value="2013" calcext:value-type="float">
            <text:p>2013</text:p>
          </table:table-cell>
          <table:table-cell table:style-name="ce3" table:formula="of:=['Distance Matrix'.H5]" office:value-type="float" office:value="2142" calcext:value-type="float">
            <text:p>2142</text:p>
          </table:table-cell>
          <table:table-cell table:style-name="ce3" table:formula="of:=['Distance Matrix'.I5]" office:value-type="float" office:value="2054" calcext:value-type="float">
            <text:p>2054</text:p>
          </table:table-cell>
          <table:table-cell table:style-name="ce3" table:formula="of:=['Distance Matrix'.J5]" office:value-type="float" office:value="996" calcext:value-type="float">
            <text:p>99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3" table:number-columns-repeated="6"/>
          <table:table-cell table:style-name="ce3" table:formula="of:=['Distance Matrix'.H6]" office:value-type="float" office:value="808" calcext:value-type="float">
            <text:p>808</text:p>
          </table:table-cell>
          <table:table-cell table:style-name="ce3" table:formula="of:=['Distance Matrix'.I6]" office:value-type="float" office:value="1131" calcext:value-type="float">
            <text:p>1131</text:p>
          </table:table-cell>
          <table:table-cell table:style-name="ce3" table:formula="of:=['Distance Matrix'.J6]" office:value-type="float" office:value="1307" calcext:value-type="float">
            <text:p>130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3" table:number-columns-repeated="7"/>
          <table:table-cell table:style-name="ce3" table:formula="of:=['Distance Matrix'.I7]" office:value-type="float" office:value="379" calcext:value-type="float">
            <text:p>379</text:p>
          </table:table-cell>
          <table:table-cell table:style-name="ce3" table:formula="of:=['Distance Matrix'.J7]" office:value-type="float" office:value="1235" calcext:value-type="float">
            <text:p>123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C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3" table:number-columns-repeated="8"/>
          <table:table-cell table:style-name="ce3" table:formula="of:=['Distance Matrix'.J8]" office:value-type="float" office:value="1059" calcext:value-type="float">
            <text:p>105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C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3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2"/>
          <table:table-cell table:style-name="ce5" table:formula="of:=MAX([.E2];[.E3])" office:value-type="float" office:value="429" calcext:value-type="float">
            <text:p>429</text:p>
          </table:table-cell>
          <table:table-cell table:style-name="ce5" table:formula="of:=MAX([.F2];[.F3])" office:value-type="float" office:value="1504" calcext:value-type="float">
            <text:p>1504</text:p>
          </table:table-cell>
          <table:table-cell table:style-name="ce5" table:formula="of:=MAX([.G2];[.G3])" office:value-type="float" office:value="963" calcext:value-type="float">
            <text:p>963</text:p>
          </table:table-cell>
          <table:table-cell table:style-name="ce5" table:formula="of:=MAX([.H2];[.H3])" office:value-type="float" office:value="2976" calcext:value-type="float">
            <text:p>2976</text:p>
          </table:table-cell>
          <table:table-cell table:style-name="ce5" table:formula="of:=MAX([.I2];[.I3])" office:value-type="float" office:value="3095" calcext:value-type="float">
            <text:p>3095</text:p>
          </table:table-cell>
          <table:table-cell table:style-name="ce5" table:formula="of:=MAX([.J2];[.J3])" office:value-type="float" office:value="2979" calcext:value-type="float">
            <text:p>2979</text:p>
          </table:table-cell>
          <table:table-cell table:style-name="ce5" table:formula="of:=MAX([.K2];[.K3])" office:value-type="float" office:value="1949" calcext:value-type="float">
            <text:p>1949</text:p>
          </table:table-cell>
          <table:table-cell/>
          <table:table-cell office:value-type="string" calcext:value-type="string">
            <text:p>MIN</text:p>
          </table:table-cell>
          <table:table-cell table:formula="of:=MIN([.C13:.K21])" office:value-type="float" office:value="379" calcext:value-type="float">
            <text:p>37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7 C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3"/>
          <table:table-cell table:style-name="ce5" table:formula="of:=[.F4]" office:value-type="float" office:value="1075" calcext:value-type="float">
            <text:p>1075</text:p>
          </table:table-cell>
          <table:table-cell table:style-name="ce5" table:formula="of:=[.G4]" office:value-type="float" office:value="671" calcext:value-type="float">
            <text:p>671</text:p>
          </table:table-cell>
          <table:table-cell table:style-name="ce5" table:formula="of:=[.H4]" office:value-type="float" office:value="2684" calcext:value-type="float">
            <text:p>2684</text:p>
          </table:table-cell>
          <table:table-cell table:style-name="ce5" table:formula="of:=[.I4]" office:value-type="float" office:value="2799" calcext:value-type="float">
            <text:p>2799</text:p>
          </table:table-cell>
          <table:table-cell table:style-name="ce5" table:formula="of:=[.J4]" office:value-type="float" office:value="2631" calcext:value-type="float">
            <text:p>2631</text:p>
          </table:table-cell>
          <table:table-cell table:style-name="ce5" table:formula="of:=[.K4]" office:value-type="float" office:value="1616" calcext:value-type="float">
            <text:p>1616</text:p>
          </table:table-cell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4 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4"/>
          <table:table-cell table:style-name="ce5" table:formula="of:=[.G5]" office:value-type="float" office:value="1329" calcext:value-type="float">
            <text:p>1329</text:p>
          </table:table-cell>
          <table:table-cell table:style-name="ce5" table:formula="of:=[.H5]" office:value-type="float" office:value="3273" calcext:value-type="float">
            <text:p>3273</text:p>
          </table:table-cell>
          <table:table-cell table:style-name="ce5" table:formula="of:=[.I5]" office:value-type="float" office:value="3053" calcext:value-type="float">
            <text:p>3053</text:p>
          </table:table-cell>
          <table:table-cell table:style-name="ce5" table:formula="of:=[.J5]" office:value-type="float" office:value="2687" calcext:value-type="float">
            <text:p>2687</text:p>
          </table:table-cell>
          <table:table-cell table:style-name="ce5" table:formula="of:=[.K5]" office:value-type="float" office:value="2037" calcext:value-type="float">
            <text:p>20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5"/>
          <table:table-cell table:style-name="ce5" table:formula="of:=[.H6]" office:value-type="float" office:value="2013" calcext:value-type="float">
            <text:p>2013</text:p>
          </table:table-cell>
          <table:table-cell table:style-name="ce5" table:formula="of:=[.I6]" office:value-type="float" office:value="2142" calcext:value-type="float">
            <text:p>2142</text:p>
          </table:table-cell>
          <table:table-cell table:style-name="ce5" table:formula="of:=[.J6]" office:value-type="float" office:value="2054" calcext:value-type="float">
            <text:p>2054</text:p>
          </table:table-cell>
          <table:table-cell table:style-name="ce5" table:formula="of:=[.K6]" office:value-type="float" office:value="996" calcext:value-type="float">
            <text:p>99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6"/>
          <table:table-cell table:style-name="ce5" table:formula="of:=[.I7]" office:value-type="float" office:value="808" calcext:value-type="float">
            <text:p>808</text:p>
          </table:table-cell>
          <table:table-cell table:style-name="ce5" table:formula="of:=[.J7]" office:value-type="float" office:value="1131" calcext:value-type="float">
            <text:p>1131</text:p>
          </table:table-cell>
          <table:table-cell table:style-name="ce5" table:formula="of:=[.K7]" office:value-type="float" office:value="1307" calcext:value-type="float">
            <text:p>130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7"/>
          <table:table-cell table:style-name="ce6" table:formula="of:=[.J8]" office:value-type="float" office:value="379" calcext:value-type="float">
            <text:p>379</text:p>
          </table:table-cell>
          <table:table-cell table:style-name="ce5" table:formula="of:=[.K8]" office:value-type="float" office:value="1235" calcext:value-type="float">
            <text:p>123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C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8"/>
          <table:table-cell table:style-name="ce5" table:formula="of:=[.K9]" office:value-type="float" office:value="1059" calcext:value-type="float">
            <text:p>10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2"/>
          <table:table-cell table:style-name="ce6" table:formula="of:=[.E13]" office:value-type="float" office:value="429" calcext:value-type="float">
            <text:p>429</text:p>
          </table:table-cell>
          <table:table-cell table:style-name="ce5" table:formula="of:=[.F13]" office:value-type="float" office:value="1504" calcext:value-type="float">
            <text:p>1504</text:p>
          </table:table-cell>
          <table:table-cell table:style-name="ce5" table:formula="of:=[.G13]" office:value-type="float" office:value="963" calcext:value-type="float">
            <text:p>963</text:p>
          </table:table-cell>
          <table:table-cell table:style-name="ce5" table:formula="of:=[.H13]" office:value-type="float" office:value="2976" calcext:value-type="float">
            <text:p>2976</text:p>
          </table:table-cell>
          <table:table-cell table:style-name="ce5" table:formula="of:=MAX([.I13];[.J13])" office:value-type="float" office:value="3095" calcext:value-type="float">
            <text:p>3095</text:p>
          </table:table-cell>
          <table:table-cell table:style-name="ce5"/>
          <table:table-cell table:style-name="ce5" table:formula="of:=[.K13]" office:value-type="float" office:value="1949" calcext:value-type="float">
            <text:p>1949</text:p>
          </table:table-cell>
          <table:table-cell/>
          <table:table-cell office:value-type="string" calcext:value-type="string">
            <text:p>MIN</text:p>
          </table:table-cell>
          <table:table-cell table:formula="of:=MIN([.C24:.K32])" office:value-type="float" office:value="429" calcext:value-type="float">
            <text:p>42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3 C1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3"/>
          <table:table-cell table:style-name="ce5" table:formula="of:=[.F15]" office:value-type="float" office:value="1075" calcext:value-type="float">
            <text:p>1075</text:p>
          </table:table-cell>
          <table:table-cell table:style-name="ce5" table:formula="of:=[.G15]" office:value-type="float" office:value="671" calcext:value-type="float">
            <text:p>671</text:p>
          </table:table-cell>
          <table:table-cell table:style-name="ce5" table:formula="of:=[.H15]" office:value-type="float" office:value="2684" calcext:value-type="float">
            <text:p>2684</text:p>
          </table:table-cell>
          <table:table-cell table:style-name="ce5" table:formula="of:=MAX([.I15];[.J15])" office:value-type="float" office:value="2799" calcext:value-type="float">
            <text:p>2799</text:p>
          </table:table-cell>
          <table:table-cell table:style-name="ce5"/>
          <table:table-cell table:style-name="ce5" table:formula="of:=[.K15]" office:value-type="float" office:value="1616" calcext:value-type="float">
            <text:p>1616</text:p>
          </table:table-cell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0 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4"/>
          <table:table-cell table:style-name="ce5" table:formula="of:=[.G16]" office:value-type="float" office:value="1329" calcext:value-type="float">
            <text:p>1329</text:p>
          </table:table-cell>
          <table:table-cell table:style-name="ce5" table:formula="of:=[.H16]" office:value-type="float" office:value="3273" calcext:value-type="float">
            <text:p>3273</text:p>
          </table:table-cell>
          <table:table-cell table:style-name="ce5" table:formula="of:=MAX([.I16];[.J16])" office:value-type="float" office:value="3053" calcext:value-type="float">
            <text:p>3053</text:p>
          </table:table-cell>
          <table:table-cell table:style-name="ce5"/>
          <table:table-cell table:style-name="ce5" table:formula="of:=[.K16]" office:value-type="float" office:value="2037" calcext:value-type="float">
            <text:p>20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5"/>
          <table:table-cell table:style-name="ce5" table:formula="of:=[.H17]" office:value-type="float" office:value="2013" calcext:value-type="float">
            <text:p>2013</text:p>
          </table:table-cell>
          <table:table-cell table:style-name="ce5" table:formula="of:=MAX([.I17];[.J17])" office:value-type="float" office:value="2142" calcext:value-type="float">
            <text:p>2142</text:p>
          </table:table-cell>
          <table:table-cell table:style-name="ce5"/>
          <table:table-cell table:style-name="ce5" table:formula="of:=[.K17]" office:value-type="float" office:value="996" calcext:value-type="float">
            <text:p>99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6"/>
          <table:table-cell table:style-name="ce5" table:formula="of:=MAX([.I18];[.J18])" office:value-type="float" office:value="1131" calcext:value-type="float">
            <text:p>1131</text:p>
          </table:table-cell>
          <table:table-cell table:style-name="ce5"/>
          <table:table-cell table:style-name="ce5" table:formula="of:=[.K18]" office:value-type="float" office:value="1307" calcext:value-type="float">
            <text:p>130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1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8"/>
          <table:table-cell table:style-name="ce5" table:formula="of:=MAX([.K19];[.K20])" office:value-type="float" office:value="1235" calcext:value-type="float">
            <text:p>12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3"/>
          <table:table-cell table:style-name="ce5" table:formula="of:=MAX([.F24];[.F26])" office:value-type="float" office:value="1504" calcext:value-type="float">
            <text:p>1504</text:p>
          </table:table-cell>
          <table:table-cell table:style-name="ce6" table:formula="of:=MAX([.G24];[.G26])" office:value-type="float" office:value="963" calcext:value-type="float">
            <text:p>963</text:p>
          </table:table-cell>
          <table:table-cell table:style-name="ce5" table:formula="of:=MAX([.H24];[.H26])" office:value-type="float" office:value="2976" calcext:value-type="float">
            <text:p>2976</text:p>
          </table:table-cell>
          <table:table-cell table:style-name="ce5" table:formula="of:=MAX([.I24];[.I26])" office:value-type="float" office:value="3095" calcext:value-type="float">
            <text:p>3095</text:p>
          </table:table-cell>
          <table:table-cell table:style-name="ce5"/>
          <table:table-cell table:style-name="ce5" table:formula="of:=MAX([.K24];[.K26])" office:value-type="float" office:value="1949" calcext:value-type="float">
            <text:p>1949</text:p>
          </table:table-cell>
          <table:table-cell/>
          <table:table-cell office:value-type="string" calcext:value-type="string">
            <text:p>MIN</text:p>
          </table:table-cell>
          <table:table-cell table:formula="of:=MIN([.C35:.K43])" office:value-type="float" office:value="963" calcext:value-type="float">
            <text:p>9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5 C1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1 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4"/>
          <table:table-cell table:style-name="ce5" table:formula="of:=[.G27]" office:value-type="float" office:value="1329" calcext:value-type="float">
            <text:p>1329</text:p>
          </table:table-cell>
          <table:table-cell table:style-name="ce5" table:formula="of:=[.H27]" office:value-type="float" office:value="3273" calcext:value-type="float">
            <text:p>3273</text:p>
          </table:table-cell>
          <table:table-cell table:style-name="ce5" table:formula="of:=[.I27]" office:value-type="float" office:value="3053" calcext:value-type="float">
            <text:p>3053</text:p>
          </table:table-cell>
          <table:table-cell table:style-name="ce5"/>
          <table:table-cell table:style-name="ce5" table:formula="of:=[.K27]" office:value-type="float" office:value="2037" calcext:value-type="float">
            <text:p>20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5"/>
          <table:table-cell table:style-name="ce5" table:formula="of:=[.H28]" office:value-type="float" office:value="2013" calcext:value-type="float">
            <text:p>2013</text:p>
          </table:table-cell>
          <table:table-cell table:style-name="ce5" table:formula="of:=[.I28]" office:value-type="float" office:value="2142" calcext:value-type="float">
            <text:p>2142</text:p>
          </table:table-cell>
          <table:table-cell table:style-name="ce5"/>
          <table:table-cell table:style-name="ce7" office:value-type="float" office:value="1329" calcext:value-type="float">
            <text:p>132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12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6"/>
          <table:table-cell table:style-name="ce5" table:formula="of:=[.I29]" office:value-type="float" office:value="1131" calcext:value-type="float">
            <text:p>1131</text:p>
          </table:table-cell>
          <table:table-cell table:style-name="ce5"/>
          <table:table-cell table:style-name="ce5" table:formula="of:=[.K29]" office:value-type="float" office:value="1307" calcext:value-type="float">
            <text:p>13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8"/>
          <table:table-cell table:style-name="ce5" table:formula="of:=[.K30]" office:value-type="float" office:value="1235" calcext:value-type="float">
            <text:p>12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3"/>
          <table:table-cell table:style-name="ce5" table:formula="of:=MAX([.F35];[.G38])" office:value-type="float" office:value="1504" calcext:value-type="float">
            <text:p>1504</text:p>
          </table:table-cell>
          <table:table-cell table:style-name="ce5"/>
          <table:table-cell table:style-name="ce5" table:formula="of:=MAX([.H35];[.H39])" office:value-type="float" office:value="2976" calcext:value-type="float">
            <text:p>2976</text:p>
          </table:table-cell>
          <table:table-cell table:style-name="ce5" table:formula="of:=MAX([.I35];[.I39])" office:value-type="float" office:value="3095" calcext:value-type="float">
            <text:p>3095</text:p>
          </table:table-cell>
          <table:table-cell table:style-name="ce5"/>
          <table:table-cell table:style-name="ce5" table:formula="of:=MAX([.K35];[.K39])" office:value-type="float" office:value="1949" calcext:value-type="float">
            <text:p>1949</text:p>
          </table:table-cell>
          <table:table-cell/>
          <table:table-cell office:value-type="string" calcext:value-type="string">
            <text:p>MIN</text:p>
          </table:table-cell>
          <table:table-cell table:formula="of:=MIN([.C46:.K54])" office:value-type="float" office:value="1131" calcext:value-type="float">
            <text:p>113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6 C7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1 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12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5"/>
          <table:table-cell table:style-name="ce5" table:formula="of:=[.H38]" office:value-type="float" office:value="3273" calcext:value-type="float">
            <text:p>3273</text:p>
          </table:table-cell>
          <table:table-cell table:style-name="ce5" table:formula="of:=[.I38]" office:value-type="float" office:value="3053" calcext:value-type="float">
            <text:p>3053</text:p>
          </table:table-cell>
          <table:table-cell table:style-name="ce5"/>
          <table:table-cell table:style-name="ce5" table:formula="of:=[.K38]" office:value-type="float" office:value="2037" calcext:value-type="float">
            <text:p>20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6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9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6"/>
          <table:table-cell table:style-name="ce6" table:formula="of:=[.I40]" office:value-type="float" office:value="1131" calcext:value-type="float">
            <text:p>1131</text:p>
          </table:table-cell>
          <table:table-cell table:style-name="ce5"/>
          <table:table-cell table:style-name="ce5" table:formula="of:=[.K40]" office:value-type="float" office:value="1307" calcext:value-type="float">
            <text:p>1307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8"/>
          <table:table-cell table:style-name="ce5" table:formula="of:=[.K41]" office:value-type="float" office:value="1235" calcext:value-type="float">
            <text:p>12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3"/>
          <table:table-cell table:style-name="ce5" table:formula="of:=[.F46]" office:value-type="float" office:value="1504" calcext:value-type="float">
            <text:p>1504</text:p>
          </table:table-cell>
          <table:table-cell table:style-name="ce5"/>
          <table:table-cell table:style-name="ce5" table:formula="of:=MAX([.H46];[.I46])" office:value-type="float" office:value="3095" calcext:value-type="float">
            <text:p>3095</text:p>
          </table:table-cell>
          <table:table-cell table:style-name="ce5" table:number-columns-repeated="2"/>
          <table:table-cell table:style-name="ce5" table:formula="of:=[.K46]" office:value-type="float" office:value="1949" calcext:value-type="float">
            <text:p>1949</text:p>
          </table:table-cell>
          <table:table-cell/>
          <table:table-cell office:value-type="string" calcext:value-type="string">
            <text:p>MIN</text:p>
          </table:table-cell>
          <table:table-cell table:formula="of:=MIN([.C57:.K65])" office:value-type="float" office:value="1307" calcext:value-type="float">
            <text:p>130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9 C67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12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1 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67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5"/>
          <table:table-cell table:style-name="ce5" table:formula="of:=MAX([.H49];[.I49])" office:value-type="float" office:value="3273" calcext:value-type="float">
            <text:p>3273</text:p>
          </table:table-cell>
          <table:table-cell table:style-name="ce5" table:number-columns-repeated="2"/>
          <table:table-cell table:style-name="ce5" table:formula="of:=[.K49]" office:value-type="float" office:value="2037" calcext:value-type="float">
            <text:p>2037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8"/>
          <table:table-cell table:style-name="ce6" table:formula="of:=MAX([.K51];[.K52])" office:value-type="float" office:value="1307" calcext:value-type="float">
            <text:p>13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3"/>
          <table:table-cell table:style-name="ce6" table:formula="of:=[.F57]" office:value-type="float" office:value="1504" calcext:value-type="float">
            <text:p>1504</text:p>
          </table:table-cell>
          <table:table-cell table:style-name="ce5"/>
          <table:table-cell table:style-name="ce5" table:formula="of:=MAX([.H57];[.K57])" office:value-type="float" office:value="3095" calcext:value-type="float">
            <text:p>3095</text:p>
          </table:table-cell>
          <table:table-cell table:style-name="ce5" table:number-columns-repeated="3"/>
          <table:table-cell/>
          <table:table-cell office:value-type="string" calcext:value-type="string">
            <text:p>MIN</text:p>
          </table:table-cell>
          <table:table-cell table:formula="of:=MIN([.C68:.K76])" office:value-type="float" office:value="1504" calcext:value-type="float">
            <text:p>150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67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4 C123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123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0 1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5"/>
          <table:table-cell table:style-name="ce5" table:formula="of:=MAX([.H60];[.K60])" office:value-type="float" office:value="3273" calcext:value-type="float">
            <text:p>3273</text:p>
          </table:table-cell>
          <table:table-cell table:style-name="ce5" table:number-columns-repeated="3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5"/>
          <table:table-cell table:style-name="ce6" table:formula="of:=MAX([.H68];[.H71])" office:value-type="float" office:value="3273" calcext:value-type="float">
            <text:p>3273</text:p>
          </table:table-cell>
          <table:table-cell table:style-name="ce5" table:number-columns-repeated="3"/>
          <table:table-cell/>
          <table:table-cell office:value-type="string" calcext:value-type="string">
            <text:p>MIN</text:p>
          </table:table-cell>
          <table:table-cell table:formula="of:=MIN([.C79:.K87])" office:value-type="float" office:value="3273" calcext:value-type="float">
            <text:p>327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1234567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6789 C123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0 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erarchical, Singl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ce2"/>
        <table:table-column table:style-name="co1" table:default-cell-style-name="Default"/>
        <table:table-column table:style-name="co3" table:number-columns-repeated="2" table:default-cell-style-name="ce8"/>
        <table:table-column table:style-name="co1" table:default-cell-style-name="Default"/>
        <table:table-column table:style-name="co1" table:number-columns-repeated="2" table:default-cell-style-name="ce8"/>
        <table:table-column table:style-name="co1" table:number-columns-repeated="1007" table:default-cell-style-name="Default"/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3"/>
          <table:table-cell table:style-name="ce6" table:formula="of:=['Distance Matrix'.C1]" office:value-type="float" office:value="206" calcext:value-type="float">
            <text:p>206</text:p>
          </table:table-cell>
          <table:table-cell table:style-name="ce3" table:formula="of:=['Distance Matrix'.D1]" office:value-type="float" office:value="429" calcext:value-type="float">
            <text:p>429</text:p>
          </table:table-cell>
          <table:table-cell table:style-name="ce3" table:formula="of:=['Distance Matrix'.E1]" office:value-type="float" office:value="1504" calcext:value-type="float">
            <text:p>1504</text:p>
          </table:table-cell>
          <table:table-cell table:style-name="ce3" table:formula="of:=['Distance Matrix'.F1]" office:value-type="float" office:value="963" calcext:value-type="float">
            <text:p>963</text:p>
          </table:table-cell>
          <table:table-cell table:style-name="ce3" table:formula="of:=['Distance Matrix'.G1]" office:value-type="float" office:value="2976" calcext:value-type="float">
            <text:p>2976</text:p>
          </table:table-cell>
          <table:table-cell table:style-name="ce3" table:formula="of:=['Distance Matrix'.H1]" office:value-type="float" office:value="3095" calcext:value-type="float">
            <text:p>3095</text:p>
          </table:table-cell>
          <table:table-cell table:style-name="ce3" table:formula="of:=['Distance Matrix'.I1]" office:value-type="float" office:value="2979" calcext:value-type="float">
            <text:p>2979</text:p>
          </table:table-cell>
          <table:table-cell table:style-name="ce3" table:formula="of:=['Distance Matrix'.J1]" office:value-type="float" office:value="1949" calcext:value-type="float">
            <text:p>1949</text:p>
          </table:table-cell>
          <table:table-cell/>
          <table:table-cell office:value-type="string" calcext:value-type="string">
            <text:p>MIN</text:p>
          </table:table-cell>
          <table:table-cell table:formula="of:=MIN([.C2:.K10])" office:value-type="float" office:value="206" calcext:value-type="float">
            <text:p>20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3" table:number-columns-repeated="2"/>
          <table:table-cell table:style-name="ce3" table:formula="of:=['Distance Matrix'.D2]" office:value-type="float" office:value="233" calcext:value-type="float">
            <text:p>233</text:p>
          </table:table-cell>
          <table:table-cell table:style-name="ce3" table:formula="of:=['Distance Matrix'.E2]" office:value-type="float" office:value="1308" calcext:value-type="float">
            <text:p>1308</text:p>
          </table:table-cell>
          <table:table-cell table:style-name="ce3" table:formula="of:=['Distance Matrix'.F2]" office:value-type="float" office:value="802" calcext:value-type="float">
            <text:p>802</text:p>
          </table:table-cell>
          <table:table-cell table:style-name="ce3" table:formula="of:=['Distance Matrix'.G2]" office:value-type="float" office:value="2915" calcext:value-type="float">
            <text:p>2915</text:p>
          </table:table-cell>
          <table:table-cell table:style-name="ce3" table:formula="of:=['Distance Matrix'.H2]" office:value-type="float" office:value="2934" calcext:value-type="float">
            <text:p>2934</text:p>
          </table:table-cell>
          <table:table-cell table:style-name="ce3" table:formula="of:=['Distance Matrix'.I2]" office:value-type="float" office:value="2786" calcext:value-type="float">
            <text:p>2786</text:p>
          </table:table-cell>
          <table:table-cell table:style-name="ce3" table:formula="of:=['Distance Matrix'.J2]" office:value-type="float" office:value="1771" calcext:value-type="float">
            <text:p>1771</text:p>
          </table:table-cell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1 C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3" table:number-columns-repeated="3"/>
          <table:table-cell table:style-name="ce3" table:formula="of:=['Distance Matrix'.E3]" office:value-type="float" office:value="1075" calcext:value-type="float">
            <text:p>1075</text:p>
          </table:table-cell>
          <table:table-cell table:style-name="ce3" table:formula="of:=['Distance Matrix'.F3]" office:value-type="float" office:value="671" calcext:value-type="float">
            <text:p>671</text:p>
          </table:table-cell>
          <table:table-cell table:style-name="ce3" table:formula="of:=['Distance Matrix'.G3]" office:value-type="float" office:value="2684" calcext:value-type="float">
            <text:p>2684</text:p>
          </table:table-cell>
          <table:table-cell table:style-name="ce3" table:formula="of:=['Distance Matrix'.H3]" office:value-type="float" office:value="2799" calcext:value-type="float">
            <text:p>2799</text:p>
          </table:table-cell>
          <table:table-cell table:style-name="ce3" table:formula="of:=['Distance Matrix'.I3]" office:value-type="float" office:value="2631" calcext:value-type="float">
            <text:p>2631</text:p>
          </table:table-cell>
          <table:table-cell table:style-name="ce3" table:formula="of:=['Distance Matrix'.J3]" office:value-type="float" office:value="1616" calcext:value-type="float">
            <text:p>1616</text:p>
          </table:table-cell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0 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3" table:number-columns-repeated="4"/>
          <table:table-cell table:style-name="ce3" table:formula="of:=['Distance Matrix'.F4]" office:value-type="float" office:value="1329" calcext:value-type="float">
            <text:p>1329</text:p>
          </table:table-cell>
          <table:table-cell table:style-name="ce3" table:formula="of:=['Distance Matrix'.G4]" office:value-type="float" office:value="3273" calcext:value-type="float">
            <text:p>3273</text:p>
          </table:table-cell>
          <table:table-cell table:style-name="ce3" table:formula="of:=['Distance Matrix'.H4]" office:value-type="float" office:value="3053" calcext:value-type="float">
            <text:p>3053</text:p>
          </table:table-cell>
          <table:table-cell table:style-name="ce3" table:formula="of:=['Distance Matrix'.I4]" office:value-type="float" office:value="2687" calcext:value-type="float">
            <text:p>2687</text:p>
          </table:table-cell>
          <table:table-cell table:style-name="ce3" table:formula="of:=['Distance Matrix'.J4]" office:value-type="float" office:value="2037" calcext:value-type="float">
            <text:p>20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3" table:number-columns-repeated="5"/>
          <table:table-cell table:style-name="ce3" table:formula="of:=['Distance Matrix'.G5]" office:value-type="float" office:value="2013" calcext:value-type="float">
            <text:p>2013</text:p>
          </table:table-cell>
          <table:table-cell table:style-name="ce3" table:formula="of:=['Distance Matrix'.H5]" office:value-type="float" office:value="2142" calcext:value-type="float">
            <text:p>2142</text:p>
          </table:table-cell>
          <table:table-cell table:style-name="ce3" table:formula="of:=['Distance Matrix'.I5]" office:value-type="float" office:value="2054" calcext:value-type="float">
            <text:p>2054</text:p>
          </table:table-cell>
          <table:table-cell table:style-name="ce3" table:formula="of:=['Distance Matrix'.J5]" office:value-type="float" office:value="996" calcext:value-type="float">
            <text:p>99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3" table:number-columns-repeated="6"/>
          <table:table-cell table:style-name="ce3" table:formula="of:=['Distance Matrix'.H6]" office:value-type="float" office:value="808" calcext:value-type="float">
            <text:p>808</text:p>
          </table:table-cell>
          <table:table-cell table:style-name="ce3" table:formula="of:=['Distance Matrix'.I6]" office:value-type="float" office:value="1131" calcext:value-type="float">
            <text:p>1131</text:p>
          </table:table-cell>
          <table:table-cell table:style-name="ce3" table:formula="of:=['Distance Matrix'.J6]" office:value-type="float" office:value="1307" calcext:value-type="float">
            <text:p>130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3" table:number-columns-repeated="7"/>
          <table:table-cell table:style-name="ce3" table:formula="of:=['Distance Matrix'.I7]" office:value-type="float" office:value="379" calcext:value-type="float">
            <text:p>379</text:p>
          </table:table-cell>
          <table:table-cell table:style-name="ce3" table:formula="of:=['Distance Matrix'.J7]" office:value-type="float" office:value="1235" calcext:value-type="float">
            <text:p>123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C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3" table:number-columns-repeated="8"/>
          <table:table-cell table:style-name="ce3" table:formula="of:=['Distance Matrix'.J8]" office:value-type="float" office:value="1059" calcext:value-type="float">
            <text:p>105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C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3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2"/>
          <table:table-cell table:style-name="ce6" table:formula="of:=MIN([.E2];[.E3])" office:value-type="float" office:value="233" calcext:value-type="float">
            <text:p>233</text:p>
          </table:table-cell>
          <table:table-cell table:style-name="ce5" table:formula="of:=MIN([.F2];[.F3])" office:value-type="float" office:value="1308" calcext:value-type="float">
            <text:p>1308</text:p>
          </table:table-cell>
          <table:table-cell table:style-name="ce5" table:formula="of:=MIN([.G2];[.G3])" office:value-type="float" office:value="802" calcext:value-type="float">
            <text:p>802</text:p>
          </table:table-cell>
          <table:table-cell table:style-name="ce5" table:formula="of:=MIN([.H2];[.H3])" office:value-type="float" office:value="2915" calcext:value-type="float">
            <text:p>2915</text:p>
          </table:table-cell>
          <table:table-cell table:style-name="ce5" table:formula="of:=MIN([.I2];[.I3])" office:value-type="float" office:value="2934" calcext:value-type="float">
            <text:p>2934</text:p>
          </table:table-cell>
          <table:table-cell table:style-name="ce5" table:formula="of:=MIN([.J2];[.J3])" office:value-type="float" office:value="2786" calcext:value-type="float">
            <text:p>2786</text:p>
          </table:table-cell>
          <table:table-cell table:style-name="ce5" table:formula="of:=MIN([.K2];[.K3])" office:value-type="float" office:value="1771" calcext:value-type="float">
            <text:p>1771</text:p>
          </table:table-cell>
          <table:table-cell/>
          <table:table-cell office:value-type="string" calcext:value-type="string">
            <text:p>MIN</text:p>
          </table:table-cell>
          <table:table-cell table:formula="of:=MIN([.C13:.K21])" office:value-type="float" office:value="233" calcext:value-type="float">
            <text:p>23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3 C1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3"/>
          <table:table-cell table:style-name="ce5" table:formula="of:=[.F4]" office:value-type="float" office:value="1075" calcext:value-type="float">
            <text:p>1075</text:p>
          </table:table-cell>
          <table:table-cell table:style-name="ce5" table:formula="of:=[.G4]" office:value-type="float" office:value="671" calcext:value-type="float">
            <text:p>671</text:p>
          </table:table-cell>
          <table:table-cell table:style-name="ce5" table:formula="of:=[.H4]" office:value-type="float" office:value="2684" calcext:value-type="float">
            <text:p>2684</text:p>
          </table:table-cell>
          <table:table-cell table:style-name="ce5" table:formula="of:=[.I4]" office:value-type="float" office:value="2799" calcext:value-type="float">
            <text:p>2799</text:p>
          </table:table-cell>
          <table:table-cell table:style-name="ce5" table:formula="of:=[.J4]" office:value-type="float" office:value="2631" calcext:value-type="float">
            <text:p>2631</text:p>
          </table:table-cell>
          <table:table-cell table:style-name="ce5" table:formula="of:=[.K4]" office:value-type="float" office:value="1616" calcext:value-type="float">
            <text:p>1616</text:p>
          </table:table-cell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0 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4"/>
          <table:table-cell table:style-name="ce5" table:formula="of:=[.G5]" office:value-type="float" office:value="1329" calcext:value-type="float">
            <text:p>1329</text:p>
          </table:table-cell>
          <table:table-cell table:style-name="ce5" table:formula="of:=[.H5]" office:value-type="float" office:value="3273" calcext:value-type="float">
            <text:p>3273</text:p>
          </table:table-cell>
          <table:table-cell table:style-name="ce5" table:formula="of:=[.I5]" office:value-type="float" office:value="3053" calcext:value-type="float">
            <text:p>3053</text:p>
          </table:table-cell>
          <table:table-cell table:style-name="ce5" table:formula="of:=[.J5]" office:value-type="float" office:value="2687" calcext:value-type="float">
            <text:p>2687</text:p>
          </table:table-cell>
          <table:table-cell table:style-name="ce5" table:formula="of:=[.K5]" office:value-type="float" office:value="2037" calcext:value-type="float">
            <text:p>20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5"/>
          <table:table-cell table:style-name="ce5" table:formula="of:=[.H6]" office:value-type="float" office:value="2013" calcext:value-type="float">
            <text:p>2013</text:p>
          </table:table-cell>
          <table:table-cell table:style-name="ce5" table:formula="of:=[.I6]" office:value-type="float" office:value="2142" calcext:value-type="float">
            <text:p>2142</text:p>
          </table:table-cell>
          <table:table-cell table:style-name="ce5" table:formula="of:=[.J6]" office:value-type="float" office:value="2054" calcext:value-type="float">
            <text:p>2054</text:p>
          </table:table-cell>
          <table:table-cell table:style-name="ce5" table:formula="of:=[.K6]" office:value-type="float" office:value="996" calcext:value-type="float">
            <text:p>99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6"/>
          <table:table-cell table:style-name="ce5" table:formula="of:=[.I7]" office:value-type="float" office:value="808" calcext:value-type="float">
            <text:p>808</text:p>
          </table:table-cell>
          <table:table-cell table:style-name="ce5" table:formula="of:=[.J7]" office:value-type="float" office:value="1131" calcext:value-type="float">
            <text:p>1131</text:p>
          </table:table-cell>
          <table:table-cell table:style-name="ce5" table:formula="of:=[.K7]" office:value-type="float" office:value="1307" calcext:value-type="float">
            <text:p>130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7"/>
          <table:table-cell table:style-name="ce5" table:formula="of:=[.J8]" office:value-type="float" office:value="379" calcext:value-type="float">
            <text:p>379</text:p>
          </table:table-cell>
          <table:table-cell table:style-name="ce5" table:formula="of:=[.K8]" office:value-type="float" office:value="1235" calcext:value-type="float">
            <text:p>123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C1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8"/>
          <table:table-cell table:style-name="ce5" table:formula="of:=[.K9]" office:value-type="float" office:value="1059" calcext:value-type="float">
            <text:p>10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3"/>
          <table:table-cell table:style-name="ce5" table:formula="of:=MIN([.F13];[.F15])" office:value-type="float" office:value="1075" calcext:value-type="float">
            <text:p>1075</text:p>
          </table:table-cell>
          <table:table-cell table:style-name="ce5" table:formula="of:=MIN([.G13];[.G15])" office:value-type="float" office:value="671" calcext:value-type="float">
            <text:p>671</text:p>
          </table:table-cell>
          <table:table-cell table:style-name="ce5" table:formula="of:=MIN([.H13];[.H15])" office:value-type="float" office:value="2684" calcext:value-type="float">
            <text:p>2684</text:p>
          </table:table-cell>
          <table:table-cell table:style-name="ce5" table:formula="of:=MIN([.I13];[.I15])" office:value-type="float" office:value="2799" calcext:value-type="float">
            <text:p>2799</text:p>
          </table:table-cell>
          <table:table-cell table:style-name="ce5" table:formula="of:=MIN([.J13];[.J15])" office:value-type="float" office:value="2631" calcext:value-type="float">
            <text:p>2631</text:p>
          </table:table-cell>
          <table:table-cell table:style-name="ce5" table:formula="of:=MIN([.K13];[.K15])" office:value-type="float" office:value="1616" calcext:value-type="float">
            <text:p>1616</text:p>
          </table:table-cell>
          <table:table-cell/>
          <table:table-cell office:value-type="string" calcext:value-type="string">
            <text:p>MIN</text:p>
          </table:table-cell>
          <table:table-cell table:formula="of:=MIN([.C24:.K32])" office:value-type="float" office:value="379" calcext:value-type="float">
            <text:p>37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7 C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3 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4"/>
          <table:table-cell table:style-name="ce5" table:formula="of:=[.G16]" office:value-type="float" office:value="1329" calcext:value-type="float">
            <text:p>1329</text:p>
          </table:table-cell>
          <table:table-cell table:style-name="ce5" table:formula="of:=[.H16]" office:value-type="float" office:value="3273" calcext:value-type="float">
            <text:p>3273</text:p>
          </table:table-cell>
          <table:table-cell table:style-name="ce5" table:formula="of:=[.I16]" office:value-type="float" office:value="3053" calcext:value-type="float">
            <text:p>3053</text:p>
          </table:table-cell>
          <table:table-cell table:style-name="ce5" table:formula="of:=[.J16]" office:value-type="float" office:value="2687" calcext:value-type="float">
            <text:p>2687</text:p>
          </table:table-cell>
          <table:table-cell table:style-name="ce5" table:formula="of:=[.K16]" office:value-type="float" office:value="2037" calcext:value-type="float">
            <text:p>20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5"/>
          <table:table-cell table:style-name="ce5" table:formula="of:=[.H17]" office:value-type="float" office:value="2013" calcext:value-type="float">
            <text:p>2013</text:p>
          </table:table-cell>
          <table:table-cell table:style-name="ce5" table:formula="of:=[.I17]" office:value-type="float" office:value="2142" calcext:value-type="float">
            <text:p>2142</text:p>
          </table:table-cell>
          <table:table-cell table:style-name="ce5" table:formula="of:=[.J17]" office:value-type="float" office:value="2054" calcext:value-type="float">
            <text:p>2054</text:p>
          </table:table-cell>
          <table:table-cell table:style-name="ce5" table:formula="of:=[.K17]" office:value-type="float" office:value="996" calcext:value-type="float">
            <text:p>99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1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6"/>
          <table:table-cell table:style-name="ce5" table:formula="of:=[.I18]" office:value-type="float" office:value="808" calcext:value-type="float">
            <text:p>808</text:p>
          </table:table-cell>
          <table:table-cell table:style-name="ce5" table:formula="of:=[.J18]" office:value-type="float" office:value="1131" calcext:value-type="float">
            <text:p>1131</text:p>
          </table:table-cell>
          <table:table-cell table:style-name="ce5" table:formula="of:=[.K18]" office:value-type="float" office:value="1307" calcext:value-type="float">
            <text:p>130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7"/>
          <table:table-cell table:style-name="ce6" table:formula="of:=[.J19]" office:value-type="float" office:value="379" calcext:value-type="float">
            <text:p>379</text:p>
          </table:table-cell>
          <table:table-cell table:style-name="ce5" table:formula="of:=[.K19]" office:value-type="float" office:value="1235" calcext:value-type="float">
            <text:p>12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8"/>
          <table:table-cell table:style-name="ce5" table:formula="of:=[.K20]" office:value-type="float" office:value="1059" calcext:value-type="float">
            <text:p>10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3"/>
          <table:table-cell table:style-name="ce5" table:formula="of:=[.F24]" office:value-type="float" office:value="1075" calcext:value-type="float">
            <text:p>1075</text:p>
          </table:table-cell>
          <table:table-cell table:style-name="ce6" table:formula="of:=[.G24]" office:value-type="float" office:value="671" calcext:value-type="float">
            <text:p>671</text:p>
          </table:table-cell>
          <table:table-cell table:style-name="ce5" table:formula="of:=[.H24]" office:value-type="float" office:value="2684" calcext:value-type="float">
            <text:p>2684</text:p>
          </table:table-cell>
          <table:table-cell table:style-name="ce5" table:formula="of:=MIN([.I24];[.J24])" office:value-type="float" office:value="2631" calcext:value-type="float">
            <text:p>2631</text:p>
          </table:table-cell>
          <table:table-cell table:style-name="ce5"/>
          <table:table-cell table:style-name="ce5" table:formula="of:=[.K24]" office:value-type="float" office:value="1616" calcext:value-type="float">
            <text:p>1616</text:p>
          </table:table-cell>
          <table:table-cell/>
          <table:table-cell office:value-type="string" calcext:value-type="string">
            <text:p>MIN</text:p>
          </table:table-cell>
          <table:table-cell table:formula="of:=MIN([.C35:.K43])" office:value-type="float" office:value="671" calcext:value-type="float">
            <text:p>67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5 C1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1 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4"/>
          <table:table-cell table:style-name="ce5" table:formula="of:=[.G27]" office:value-type="float" office:value="1329" calcext:value-type="float">
            <text:p>1329</text:p>
          </table:table-cell>
          <table:table-cell table:style-name="ce5" table:formula="of:=[.H27]" office:value-type="float" office:value="3273" calcext:value-type="float">
            <text:p>3273</text:p>
          </table:table-cell>
          <table:table-cell table:style-name="ce5" table:formula="of:=MIN([.I27];[.J27])" office:value-type="float" office:value="2687" calcext:value-type="float">
            <text:p>2687</text:p>
          </table:table-cell>
          <table:table-cell table:style-name="ce5"/>
          <table:table-cell table:style-name="ce5" table:formula="of:=[.K27]" office:value-type="float" office:value="2037" calcext:value-type="float">
            <text:p>20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5"/>
          <table:table-cell table:style-name="ce5" table:formula="of:=[.H28]" office:value-type="float" office:value="2013" calcext:value-type="float">
            <text:p>2013</text:p>
          </table:table-cell>
          <table:table-cell table:style-name="ce5" table:formula="of:=MIN([.I28];[.J28])" office:value-type="float" office:value="2054" calcext:value-type="float">
            <text:p>2054</text:p>
          </table:table-cell>
          <table:table-cell table:style-name="ce5"/>
          <table:table-cell table:style-name="ce5" table:formula="of:=[.K28]" office:value-type="float" office:value="996" calcext:value-type="float">
            <text:p>99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12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6"/>
          <table:table-cell table:style-name="ce5" table:formula="of:=MIN([.I29];[.J29])" office:value-type="float" office:value="808" calcext:value-type="float">
            <text:p>808</text:p>
          </table:table-cell>
          <table:table-cell table:style-name="ce5"/>
          <table:table-cell table:style-name="ce5" table:formula="of:=[.K29]" office:value-type="float" office:value="1307" calcext:value-type="float">
            <text:p>13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8"/>
          <table:table-cell table:style-name="ce5" table:formula="of:=MIN([.K30];[.K31])" office:value-type="float" office:value="1059" calcext:value-type="float">
            <text:p>10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3"/>
          <table:table-cell table:style-name="ce5" table:formula="of:=MIN([.F35];[.G38])" office:value-type="float" office:value="1075" calcext:value-type="float">
            <text:p>1075</text:p>
          </table:table-cell>
          <table:table-cell table:style-name="ce5"/>
          <table:table-cell table:style-name="ce5" table:formula="of:=MIN([.H35];[.H39])" office:value-type="float" office:value="2013" calcext:value-type="float">
            <text:p>2013</text:p>
          </table:table-cell>
          <table:table-cell table:style-name="ce5" table:formula="of:=MIN([.I35];[.I39])" office:value-type="float" office:value="2054" calcext:value-type="float">
            <text:p>2054</text:p>
          </table:table-cell>
          <table:table-cell table:style-name="ce5"/>
          <table:table-cell table:style-name="ce5" table:formula="of:=MIN([.K35];[.K39])" office:value-type="float" office:value="996" calcext:value-type="float">
            <text:p>996</text:p>
          </table:table-cell>
          <table:table-cell/>
          <table:table-cell office:value-type="string" calcext:value-type="string">
            <text:p>MIN</text:p>
          </table:table-cell>
          <table:table-cell table:formula="of:=MIN([.C46:.K54])" office:value-type="float" office:value="808" calcext:value-type="float">
            <text:p>80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6 C7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1 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12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5"/>
          <table:table-cell table:style-name="ce5" table:formula="of:=[.H38]" office:value-type="float" office:value="3273" calcext:value-type="float">
            <text:p>3273</text:p>
          </table:table-cell>
          <table:table-cell table:style-name="ce5" table:formula="of:=[.I38]" office:value-type="float" office:value="2687" calcext:value-type="float">
            <text:p>2687</text:p>
          </table:table-cell>
          <table:table-cell table:style-name="ce5"/>
          <table:table-cell table:style-name="ce5" table:formula="of:=[.K38]" office:value-type="float" office:value="2037" calcext:value-type="float">
            <text:p>20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6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9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6"/>
          <table:table-cell table:style-name="ce6" table:formula="of:=[.I40]" office:value-type="float" office:value="808" calcext:value-type="float">
            <text:p>808</text:p>
          </table:table-cell>
          <table:table-cell table:style-name="ce5"/>
          <table:table-cell table:style-name="ce5" table:formula="of:=[.K40]" office:value-type="float" office:value="1307" calcext:value-type="float">
            <text:p>1307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8"/>
          <table:table-cell table:style-name="ce5" table:formula="of:=[.K41]" office:value-type="float" office:value="1059" calcext:value-type="float">
            <text:p>10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3"/>
          <table:table-cell table:style-name="ce5" table:formula="of:=[.F46]" office:value-type="float" office:value="1075" calcext:value-type="float">
            <text:p>1075</text:p>
          </table:table-cell>
          <table:table-cell table:style-name="ce5"/>
          <table:table-cell table:style-name="ce5" table:formula="of:=MIN([.H46];[.I46])" office:value-type="float" office:value="2013" calcext:value-type="float">
            <text:p>2013</text:p>
          </table:table-cell>
          <table:table-cell table:style-name="ce5" table:number-columns-repeated="2"/>
          <table:table-cell table:style-name="ce6" table:formula="of:=[.K46]" office:value-type="float" office:value="996" calcext:value-type="float">
            <text:p>996</text:p>
          </table:table-cell>
          <table:table-cell/>
          <table:table-cell office:value-type="string" calcext:value-type="string">
            <text:p>MIN</text:p>
          </table:table-cell>
          <table:table-cell table:formula="of:=MIN([.C57:.K65])" office:value-type="float" office:value="996" calcext:value-type="float">
            <text:p>99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9 C123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6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1 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1235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5"/>
          <table:table-cell table:style-name="ce5" table:formula="of:=MIN([.H49];[.I49])" office:value-type="float" office:value="2687" calcext:value-type="float">
            <text:p>2687</text:p>
          </table:table-cell>
          <table:table-cell table:style-name="ce5" table:number-columns-repeated="2"/>
          <table:table-cell table:style-name="ce5" table:formula="of:=[.K49]" office:value-type="float" office:value="2037" calcext:value-type="float">
            <text:p>2037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9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8"/>
          <table:table-cell table:style-name="ce5" table:formula="of:=MIN([.K51];[.K52])" office:value-type="float" office:value="1059" calcext:value-type="float">
            <text:p>10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3"/>
          <table:table-cell table:style-name="ce5" table:formula="of:=MIN([.F57];[.K60])" office:value-type="float" office:value="1075" calcext:value-type="float">
            <text:p>1075</text:p>
          </table:table-cell>
          <table:table-cell table:style-name="ce5"/>
          <table:table-cell table:style-name="ce6" table:formula="of:=MIN([.H57];[.K62])" office:value-type="float" office:value="1059" calcext:value-type="float">
            <text:p>1059</text:p>
          </table:table-cell>
          <table:table-cell table:style-name="ce5" table:number-columns-repeated="3"/>
          <table:table-cell/>
          <table:table-cell office:value-type="string" calcext:value-type="string">
            <text:p>MIN</text:p>
          </table:table-cell>
          <table:table-cell table:formula="of:=MIN([.C68:.K76])" office:value-type="float" office:value="1059" calcext:value-type="float">
            <text:p>105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678 C12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123567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1 2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5"/>
          <table:table-cell table:style-name="ce5" table:formula="of:=[.H60]" office:value-type="float" office:value="2687" calcext:value-type="float">
            <text:p>2687</text:p>
          </table:table-cell>
          <table:table-cell table:style-name="ce5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3"/>
          <table:table-cell table:style-name="ce6" table:formula="of:=MIN([.F68];[.H71])" office:value-type="float" office:value="1075" calcext:value-type="float">
            <text:p>1075</text:p>
          </table:table-cell>
          <table:table-cell table:style-name="ce5" table:number-columns-repeated="5"/>
          <table:table-cell/>
          <table:table-cell office:value-type="string" calcext:value-type="string">
            <text:p>MIN</text:p>
          </table:table-cell>
          <table:table-cell table:formula="of:=MIN([.C79:.K87])" office:value-type="float" office:value="1075" calcext:value-type="float">
            <text:p>10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1234567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4 C123567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0 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erarchical, Averag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ce2"/>
        <table:table-column table:style-name="co1" table:default-cell-style-name="Default"/>
        <table:table-column table:style-name="co3" table:number-columns-repeated="2" table:default-cell-style-name="ce8"/>
        <table:table-column table:style-name="co1" table:default-cell-style-name="Default"/>
        <table:table-column table:style-name="co1" table:number-columns-repeated="2" table:default-cell-style-name="ce8"/>
        <table:table-column table:style-name="co1" table:number-columns-repeated="1007" table:default-cell-style-name="Default"/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3"/>
          <table:table-cell table:style-name="ce6" table:formula="of:=['Distance Matrix'.C1]" office:value-type="float" office:value="206" calcext:value-type="float">
            <text:p>206</text:p>
          </table:table-cell>
          <table:table-cell table:style-name="ce3" table:formula="of:=['Distance Matrix'.D1]" office:value-type="float" office:value="429" calcext:value-type="float">
            <text:p>429</text:p>
          </table:table-cell>
          <table:table-cell table:style-name="ce3" table:formula="of:=['Distance Matrix'.E1]" office:value-type="float" office:value="1504" calcext:value-type="float">
            <text:p>1504</text:p>
          </table:table-cell>
          <table:table-cell table:style-name="ce3" table:formula="of:=['Distance Matrix'.F1]" office:value-type="float" office:value="963" calcext:value-type="float">
            <text:p>963</text:p>
          </table:table-cell>
          <table:table-cell table:style-name="ce3" table:formula="of:=['Distance Matrix'.G1]" office:value-type="float" office:value="2976" calcext:value-type="float">
            <text:p>2976</text:p>
          </table:table-cell>
          <table:table-cell table:style-name="ce3" table:formula="of:=['Distance Matrix'.H1]" office:value-type="float" office:value="3095" calcext:value-type="float">
            <text:p>3095</text:p>
          </table:table-cell>
          <table:table-cell table:style-name="ce3" table:formula="of:=['Distance Matrix'.I1]" office:value-type="float" office:value="2979" calcext:value-type="float">
            <text:p>2979</text:p>
          </table:table-cell>
          <table:table-cell table:style-name="ce3" table:formula="of:=['Distance Matrix'.J1]" office:value-type="float" office:value="1949" calcext:value-type="float">
            <text:p>1949</text:p>
          </table:table-cell>
          <table:table-cell/>
          <table:table-cell office:value-type="string" calcext:value-type="string">
            <text:p>MIN</text:p>
          </table:table-cell>
          <table:table-cell table:formula="of:=MIN([.C2:.K10])" office:value-type="float" office:value="206" calcext:value-type="float">
            <text:p>20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3" table:number-columns-repeated="2"/>
          <table:table-cell table:style-name="ce3" table:formula="of:=['Distance Matrix'.D2]" office:value-type="float" office:value="233" calcext:value-type="float">
            <text:p>233</text:p>
          </table:table-cell>
          <table:table-cell table:style-name="ce3" table:formula="of:=['Distance Matrix'.E2]" office:value-type="float" office:value="1308" calcext:value-type="float">
            <text:p>1308</text:p>
          </table:table-cell>
          <table:table-cell table:style-name="ce3" table:formula="of:=['Distance Matrix'.F2]" office:value-type="float" office:value="802" calcext:value-type="float">
            <text:p>802</text:p>
          </table:table-cell>
          <table:table-cell table:style-name="ce3" table:formula="of:=['Distance Matrix'.G2]" office:value-type="float" office:value="2915" calcext:value-type="float">
            <text:p>2915</text:p>
          </table:table-cell>
          <table:table-cell table:style-name="ce3" table:formula="of:=['Distance Matrix'.H2]" office:value-type="float" office:value="2934" calcext:value-type="float">
            <text:p>2934</text:p>
          </table:table-cell>
          <table:table-cell table:style-name="ce3" table:formula="of:=['Distance Matrix'.I2]" office:value-type="float" office:value="2786" calcext:value-type="float">
            <text:p>2786</text:p>
          </table:table-cell>
          <table:table-cell table:style-name="ce3" table:formula="of:=['Distance Matrix'.J2]" office:value-type="float" office:value="1771" calcext:value-type="float">
            <text:p>1771</text:p>
          </table:table-cell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1 C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3" table:number-columns-repeated="3"/>
          <table:table-cell table:style-name="ce3" table:formula="of:=['Distance Matrix'.E3]" office:value-type="float" office:value="1075" calcext:value-type="float">
            <text:p>1075</text:p>
          </table:table-cell>
          <table:table-cell table:style-name="ce3" table:formula="of:=['Distance Matrix'.F3]" office:value-type="float" office:value="671" calcext:value-type="float">
            <text:p>671</text:p>
          </table:table-cell>
          <table:table-cell table:style-name="ce3" table:formula="of:=['Distance Matrix'.G3]" office:value-type="float" office:value="2684" calcext:value-type="float">
            <text:p>2684</text:p>
          </table:table-cell>
          <table:table-cell table:style-name="ce3" table:formula="of:=['Distance Matrix'.H3]" office:value-type="float" office:value="2799" calcext:value-type="float">
            <text:p>2799</text:p>
          </table:table-cell>
          <table:table-cell table:style-name="ce3" table:formula="of:=['Distance Matrix'.I3]" office:value-type="float" office:value="2631" calcext:value-type="float">
            <text:p>2631</text:p>
          </table:table-cell>
          <table:table-cell table:style-name="ce3" table:formula="of:=['Distance Matrix'.J3]" office:value-type="float" office:value="1616" calcext:value-type="float">
            <text:p>1616</text:p>
          </table:table-cell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0 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3" table:number-columns-repeated="4"/>
          <table:table-cell table:style-name="ce3" table:formula="of:=['Distance Matrix'.F4]" office:value-type="float" office:value="1329" calcext:value-type="float">
            <text:p>1329</text:p>
          </table:table-cell>
          <table:table-cell table:style-name="ce3" table:formula="of:=['Distance Matrix'.G4]" office:value-type="float" office:value="3273" calcext:value-type="float">
            <text:p>3273</text:p>
          </table:table-cell>
          <table:table-cell table:style-name="ce3" table:formula="of:=['Distance Matrix'.H4]" office:value-type="float" office:value="3053" calcext:value-type="float">
            <text:p>3053</text:p>
          </table:table-cell>
          <table:table-cell table:style-name="ce3" table:formula="of:=['Distance Matrix'.I4]" office:value-type="float" office:value="2687" calcext:value-type="float">
            <text:p>2687</text:p>
          </table:table-cell>
          <table:table-cell table:style-name="ce3" table:formula="of:=['Distance Matrix'.J4]" office:value-type="float" office:value="2037" calcext:value-type="float">
            <text:p>20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3" table:number-columns-repeated="5"/>
          <table:table-cell table:style-name="ce3" table:formula="of:=['Distance Matrix'.G5]" office:value-type="float" office:value="2013" calcext:value-type="float">
            <text:p>2013</text:p>
          </table:table-cell>
          <table:table-cell table:style-name="ce3" table:formula="of:=['Distance Matrix'.H5]" office:value-type="float" office:value="2142" calcext:value-type="float">
            <text:p>2142</text:p>
          </table:table-cell>
          <table:table-cell table:style-name="ce3" table:formula="of:=['Distance Matrix'.I5]" office:value-type="float" office:value="2054" calcext:value-type="float">
            <text:p>2054</text:p>
          </table:table-cell>
          <table:table-cell table:style-name="ce3" table:formula="of:=['Distance Matrix'.J5]" office:value-type="float" office:value="996" calcext:value-type="float">
            <text:p>99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3" table:number-columns-repeated="6"/>
          <table:table-cell table:style-name="ce3" table:formula="of:=['Distance Matrix'.H6]" office:value-type="float" office:value="808" calcext:value-type="float">
            <text:p>808</text:p>
          </table:table-cell>
          <table:table-cell table:style-name="ce3" table:formula="of:=['Distance Matrix'.I6]" office:value-type="float" office:value="1131" calcext:value-type="float">
            <text:p>1131</text:p>
          </table:table-cell>
          <table:table-cell table:style-name="ce3" table:formula="of:=['Distance Matrix'.J6]" office:value-type="float" office:value="1307" calcext:value-type="float">
            <text:p>130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3" table:number-columns-repeated="7"/>
          <table:table-cell table:style-name="ce3" table:formula="of:=['Distance Matrix'.I7]" office:value-type="float" office:value="379" calcext:value-type="float">
            <text:p>379</text:p>
          </table:table-cell>
          <table:table-cell table:style-name="ce3" table:formula="of:=['Distance Matrix'.J7]" office:value-type="float" office:value="1235" calcext:value-type="float">
            <text:p>123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C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3" table:number-columns-repeated="8"/>
          <table:table-cell table:style-name="ce3" table:formula="of:=['Distance Matrix'.J8]" office:value-type="float" office:value="1059" calcext:value-type="float">
            <text:p>105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C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3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2"/>
          <table:table-cell table:style-name="ce6" table:formula="of:=AVERAGE([.E2];[.E3])" office:value-type="float" office:value="331" calcext:value-type="float">
            <text:p>331</text:p>
          </table:table-cell>
          <table:table-cell table:style-name="ce5" table:formula="of:=AVERAGE([.F2];[.F3])" office:value-type="float" office:value="1406" calcext:value-type="float">
            <text:p>1406</text:p>
          </table:table-cell>
          <table:table-cell table:style-name="ce5" table:formula="of:=AVERAGE([.G2];[.G3])" office:value-type="float" office:value="882.5" calcext:value-type="float">
            <text:p>882,5</text:p>
          </table:table-cell>
          <table:table-cell table:style-name="ce5" table:formula="of:=AVERAGE([.H2];[.H3])" office:value-type="float" office:value="2945.5" calcext:value-type="float">
            <text:p>2945,5</text:p>
          </table:table-cell>
          <table:table-cell table:style-name="ce5" table:formula="of:=AVERAGE([.I2];[.I3])" office:value-type="float" office:value="3014.5" calcext:value-type="float">
            <text:p>3014,5</text:p>
          </table:table-cell>
          <table:table-cell table:style-name="ce5" table:formula="of:=AVERAGE([.J2];[.J3])" office:value-type="float" office:value="2882.5" calcext:value-type="float">
            <text:p>2882,5</text:p>
          </table:table-cell>
          <table:table-cell table:style-name="ce5" table:formula="of:=AVERAGE([.K2];[.K3])" office:value-type="float" office:value="1860" calcext:value-type="float">
            <text:p>1860</text:p>
          </table:table-cell>
          <table:table-cell/>
          <table:table-cell office:value-type="string" calcext:value-type="string">
            <text:p>MIN</text:p>
          </table:table-cell>
          <table:table-cell table:formula="of:=MIN([.C13:.K21])" office:value-type="float" office:value="331" calcext:value-type="float">
            <text:p>33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3 C1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3"/>
          <table:table-cell table:style-name="ce5" table:formula="of:=[.F4]" office:value-type="float" office:value="1075" calcext:value-type="float">
            <text:p>1075</text:p>
          </table:table-cell>
          <table:table-cell table:style-name="ce5" table:formula="of:=[.G4]" office:value-type="float" office:value="671" calcext:value-type="float">
            <text:p>671</text:p>
          </table:table-cell>
          <table:table-cell table:style-name="ce5" table:formula="of:=[.H4]" office:value-type="float" office:value="2684" calcext:value-type="float">
            <text:p>2684</text:p>
          </table:table-cell>
          <table:table-cell table:style-name="ce5" table:formula="of:=[.I4]" office:value-type="float" office:value="2799" calcext:value-type="float">
            <text:p>2799</text:p>
          </table:table-cell>
          <table:table-cell table:style-name="ce5" table:formula="of:=[.J4]" office:value-type="float" office:value="2631" calcext:value-type="float">
            <text:p>2631</text:p>
          </table:table-cell>
          <table:table-cell table:style-name="ce5" table:formula="of:=[.K4]" office:value-type="float" office:value="1616" calcext:value-type="float">
            <text:p>1616</text:p>
          </table:table-cell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0 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4"/>
          <table:table-cell table:style-name="ce5" table:formula="of:=[.G5]" office:value-type="float" office:value="1329" calcext:value-type="float">
            <text:p>1329</text:p>
          </table:table-cell>
          <table:table-cell table:style-name="ce5" table:formula="of:=[.H5]" office:value-type="float" office:value="3273" calcext:value-type="float">
            <text:p>3273</text:p>
          </table:table-cell>
          <table:table-cell table:style-name="ce5" table:formula="of:=[.I5]" office:value-type="float" office:value="3053" calcext:value-type="float">
            <text:p>3053</text:p>
          </table:table-cell>
          <table:table-cell table:style-name="ce5" table:formula="of:=[.J5]" office:value-type="float" office:value="2687" calcext:value-type="float">
            <text:p>2687</text:p>
          </table:table-cell>
          <table:table-cell table:style-name="ce5" table:formula="of:=[.K5]" office:value-type="float" office:value="2037" calcext:value-type="float">
            <text:p>20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5"/>
          <table:table-cell table:style-name="ce5" table:formula="of:=[.H6]" office:value-type="float" office:value="2013" calcext:value-type="float">
            <text:p>2013</text:p>
          </table:table-cell>
          <table:table-cell table:style-name="ce5" table:formula="of:=[.I6]" office:value-type="float" office:value="2142" calcext:value-type="float">
            <text:p>2142</text:p>
          </table:table-cell>
          <table:table-cell table:style-name="ce5" table:formula="of:=[.J6]" office:value-type="float" office:value="2054" calcext:value-type="float">
            <text:p>2054</text:p>
          </table:table-cell>
          <table:table-cell table:style-name="ce5" table:formula="of:=[.K6]" office:value-type="float" office:value="996" calcext:value-type="float">
            <text:p>99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6"/>
          <table:table-cell table:style-name="ce5" table:formula="of:=[.I7]" office:value-type="float" office:value="808" calcext:value-type="float">
            <text:p>808</text:p>
          </table:table-cell>
          <table:table-cell table:style-name="ce5" table:formula="of:=[.J7]" office:value-type="float" office:value="1131" calcext:value-type="float">
            <text:p>1131</text:p>
          </table:table-cell>
          <table:table-cell table:style-name="ce5" table:formula="of:=[.K7]" office:value-type="float" office:value="1307" calcext:value-type="float">
            <text:p>130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7"/>
          <table:table-cell table:style-name="ce5" table:formula="of:=[.J8]" office:value-type="float" office:value="379" calcext:value-type="float">
            <text:p>379</text:p>
          </table:table-cell>
          <table:table-cell table:style-name="ce5" table:formula="of:=[.K8]" office:value-type="float" office:value="1235" calcext:value-type="float">
            <text:p>123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C1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8"/>
          <table:table-cell table:style-name="ce5" table:formula="of:=[.K9]" office:value-type="float" office:value="1059" calcext:value-type="float">
            <text:p>10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3"/>
          <table:table-cell table:style-name="ce5" table:formula="of:=AVERAGE([.F2];[.F3];[.F4])" office:value-type="float" office:value="1295.66666666667" calcext:value-type="float">
            <text:p>1295,6666666667</text:p>
          </table:table-cell>
          <table:table-cell table:style-name="ce5" table:formula="of:=AVERAGE([.G2];[.G3];[.G4])" office:value-type="float" office:value="812" calcext:value-type="float">
            <text:p>812</text:p>
          </table:table-cell>
          <table:table-cell table:style-name="ce5" table:formula="of:=AVERAGE([.H2];[.H3];[.H4])" office:value-type="float" office:value="2858.33333333333" calcext:value-type="float">
            <text:p>2858,3333333333</text:p>
          </table:table-cell>
          <table:table-cell table:style-name="ce5" table:formula="of:=AVERAGE([.I2];[.I3];[.I4])" office:value-type="float" office:value="2942.66666666667" calcext:value-type="float">
            <text:p>2942,6666666667</text:p>
          </table:table-cell>
          <table:table-cell table:style-name="ce5" table:formula="of:=AVERAGE([.J2];[.J3];[.J4])" office:value-type="float" office:value="2798.66666666667" calcext:value-type="float">
            <text:p>2798,6666666667</text:p>
          </table:table-cell>
          <table:table-cell table:style-name="ce5" table:formula="of:=AVERAGE([.K2];[.K3];[.K4])" office:value-type="float" office:value="1778.66666666667" calcext:value-type="float">
            <text:p>1778,6666666667</text:p>
          </table:table-cell>
          <table:table-cell/>
          <table:table-cell office:value-type="string" calcext:value-type="string">
            <text:p>MIN</text:p>
          </table:table-cell>
          <table:table-cell table:formula="of:=MIN([.C24:.K32])" office:value-type="float" office:value="379" calcext:value-type="float">
            <text:p>37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7 C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3 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4"/>
          <table:table-cell table:style-name="ce5" table:formula="of:=[.G16]" office:value-type="float" office:value="1329" calcext:value-type="float">
            <text:p>1329</text:p>
          </table:table-cell>
          <table:table-cell table:style-name="ce5" table:formula="of:=[.H16]" office:value-type="float" office:value="3273" calcext:value-type="float">
            <text:p>3273</text:p>
          </table:table-cell>
          <table:table-cell table:style-name="ce5" table:formula="of:=[.I16]" office:value-type="float" office:value="3053" calcext:value-type="float">
            <text:p>3053</text:p>
          </table:table-cell>
          <table:table-cell table:style-name="ce5" table:formula="of:=[.J16]" office:value-type="float" office:value="2687" calcext:value-type="float">
            <text:p>2687</text:p>
          </table:table-cell>
          <table:table-cell table:style-name="ce5" table:formula="of:=[.K16]" office:value-type="float" office:value="2037" calcext:value-type="float">
            <text:p>20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5"/>
          <table:table-cell table:style-name="ce5" table:formula="of:=[.H17]" office:value-type="float" office:value="2013" calcext:value-type="float">
            <text:p>2013</text:p>
          </table:table-cell>
          <table:table-cell table:style-name="ce5" table:formula="of:=[.I17]" office:value-type="float" office:value="2142" calcext:value-type="float">
            <text:p>2142</text:p>
          </table:table-cell>
          <table:table-cell table:style-name="ce5" table:formula="of:=[.J17]" office:value-type="float" office:value="2054" calcext:value-type="float">
            <text:p>2054</text:p>
          </table:table-cell>
          <table:table-cell table:style-name="ce5" table:formula="of:=[.K17]" office:value-type="float" office:value="996" calcext:value-type="float">
            <text:p>99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1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6"/>
          <table:table-cell table:style-name="ce5" table:formula="of:=[.I18]" office:value-type="float" office:value="808" calcext:value-type="float">
            <text:p>808</text:p>
          </table:table-cell>
          <table:table-cell table:style-name="ce5" table:formula="of:=[.J18]" office:value-type="float" office:value="1131" calcext:value-type="float">
            <text:p>1131</text:p>
          </table:table-cell>
          <table:table-cell table:style-name="ce5" table:formula="of:=[.K18]" office:value-type="float" office:value="1307" calcext:value-type="float">
            <text:p>130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7"/>
          <table:table-cell table:style-name="ce6" table:formula="of:=[.J19]" office:value-type="float" office:value="379" calcext:value-type="float">
            <text:p>379</text:p>
          </table:table-cell>
          <table:table-cell table:style-name="ce5" table:formula="of:=[.K19]" office:value-type="float" office:value="1235" calcext:value-type="float">
            <text:p>12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8"/>
          <table:table-cell table:style-name="ce5" table:formula="of:=[.K20]" office:value-type="float" office:value="1059" calcext:value-type="float">
            <text:p>10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3"/>
          <table:table-cell table:style-name="ce5" table:formula="of:=[.F24]" office:value-type="float" office:value="1295.66666666667" calcext:value-type="float">
            <text:p>1295,6666666667</text:p>
          </table:table-cell>
          <table:table-cell table:style-name="ce6" table:formula="of:=[.G24]" office:value-type="float" office:value="812" calcext:value-type="float">
            <text:p>812</text:p>
          </table:table-cell>
          <table:table-cell table:style-name="ce5" table:formula="of:=[.H24]" office:value-type="float" office:value="2858.33333333333" calcext:value-type="float">
            <text:p>2858,3333333333</text:p>
          </table:table-cell>
          <table:table-cell table:style-name="ce5" table:formula="of:=AVERAGE([.I2];[.I3];[.I4];[.J2];[.J3];[.J4])" office:value-type="float" office:value="2870.66666666667" calcext:value-type="float">
            <text:p>2870,6666666667</text:p>
          </table:table-cell>
          <table:table-cell table:style-name="ce5"/>
          <table:table-cell table:style-name="ce5" table:formula="of:=[.K24]" office:value-type="float" office:value="1778.66666666667" calcext:value-type="float">
            <text:p>1778,6666666667</text:p>
          </table:table-cell>
          <table:table-cell/>
          <table:table-cell office:value-type="string" calcext:value-type="string">
            <text:p>MIN</text:p>
          </table:table-cell>
          <table:table-cell table:formula="of:=MIN([.C35:.K43])" office:value-type="float" office:value="812" calcext:value-type="float">
            <text:p>8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5 C1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1 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4"/>
          <table:table-cell table:style-name="ce5" table:formula="of:=[.G16]" office:value-type="float" office:value="1329" calcext:value-type="float">
            <text:p>1329</text:p>
          </table:table-cell>
          <table:table-cell table:style-name="ce5" table:formula="of:=[.H16]" office:value-type="float" office:value="3273" calcext:value-type="float">
            <text:p>3273</text:p>
          </table:table-cell>
          <table:table-cell table:style-name="ce5" table:formula="of:=AVERAGE([.I5];[.J5])" office:value-type="float" office:value="2870" calcext:value-type="float">
            <text:p>2870</text:p>
          </table:table-cell>
          <table:table-cell table:style-name="ce5"/>
          <table:table-cell table:style-name="ce5" table:formula="of:=[.K16]" office:value-type="float" office:value="2037" calcext:value-type="float">
            <text:p>20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5"/>
          <table:table-cell table:style-name="ce5" table:formula="of:=[.H17]" office:value-type="float" office:value="2013" calcext:value-type="float">
            <text:p>2013</text:p>
          </table:table-cell>
          <table:table-cell table:style-name="ce5" table:formula="of:=AVERAGE([.I6];[.J6])" office:value-type="float" office:value="2098" calcext:value-type="float">
            <text:p>2098</text:p>
          </table:table-cell>
          <table:table-cell table:style-name="ce5"/>
          <table:table-cell table:style-name="ce5" table:formula="of:=[.K17]" office:value-type="float" office:value="996" calcext:value-type="float">
            <text:p>99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12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6"/>
          <table:table-cell table:style-name="ce5" table:formula="of:=AVERAGE([.I7];[.J7])" office:value-type="float" office:value="969.5" calcext:value-type="float">
            <text:p>969,5</text:p>
          </table:table-cell>
          <table:table-cell table:style-name="ce5"/>
          <table:table-cell table:style-name="ce5" table:formula="of:=[.K18]" office:value-type="float" office:value="1307" calcext:value-type="float">
            <text:p>13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8"/>
          <table:table-cell table:style-name="ce5" table:formula="of:=AVERAGE([.K8];[.K9])" office:value-type="float" office:value="1147" calcext:value-type="float">
            <text:p>11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3"/>
          <table:table-cell table:style-name="ce5" table:formula="of:=AVERAGE([.F2];[.F3];[.F4];[.G5])" office:value-type="float" office:value="1304" calcext:value-type="float">
            <text:p>1304</text:p>
          </table:table-cell>
          <table:table-cell table:style-name="ce5"/>
          <table:table-cell table:style-name="ce5" table:formula="of:=AVERAGE([.H2];[.H3];[.H4];[.H6])" office:value-type="float" office:value="2647" calcext:value-type="float">
            <text:p>2647</text:p>
          </table:table-cell>
          <table:table-cell table:style-name="ce5" table:formula="of:=AVERAGE([.I2];[.I3];[.I4];[.I6];[.J2];[.J3];[.J4];[.J6])" office:value-type="float" office:value="2677.5" calcext:value-type="float">
            <text:p>2677,5</text:p>
          </table:table-cell>
          <table:table-cell table:style-name="ce5"/>
          <table:table-cell table:style-name="ce5" table:formula="of:=AVERAGE([.K2];[.K3];[.K4];[.K6])" office:value-type="float" office:value="1583" calcext:value-type="float">
            <text:p>1583</text:p>
          </table:table-cell>
          <table:table-cell/>
          <table:table-cell office:value-type="string" calcext:value-type="string">
            <text:p>MIN</text:p>
          </table:table-cell>
          <table:table-cell table:formula="of:=MIN([.C46:.K54])" office:value-type="float" office:value="969.5" calcext:value-type="float">
            <text:p>969,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6 C7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1 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12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5"/>
          <table:table-cell table:style-name="ce5" table:formula="of:=[.H38]" office:value-type="float" office:value="3273" calcext:value-type="float">
            <text:p>3273</text:p>
          </table:table-cell>
          <table:table-cell table:style-name="ce5" table:formula="of:=[.I38]" office:value-type="float" office:value="2870" calcext:value-type="float">
            <text:p>2870</text:p>
          </table:table-cell>
          <table:table-cell table:style-name="ce5"/>
          <table:table-cell table:style-name="ce5" table:formula="of:=[.K38]" office:value-type="float" office:value="2037" calcext:value-type="float">
            <text:p>20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6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9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6"/>
          <table:table-cell table:style-name="ce6" table:formula="of:=[.I40]" office:value-type="float" office:value="969.5" calcext:value-type="float">
            <text:p>969,5</text:p>
          </table:table-cell>
          <table:table-cell table:style-name="ce5"/>
          <table:table-cell table:style-name="ce5" table:formula="of:=[.K40]" office:value-type="float" office:value="1307" calcext:value-type="float">
            <text:p>1307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8"/>
          <table:table-cell table:style-name="ce5" table:formula="of:=[.K41]" office:value-type="float" office:value="1147" calcext:value-type="float">
            <text:p>11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3"/>
          <table:table-cell table:style-name="ce5" table:formula="of:=[.F46]" office:value-type="float" office:value="1304" calcext:value-type="float">
            <text:p>1304</text:p>
          </table:table-cell>
          <table:table-cell table:style-name="ce5"/>
          <table:table-cell table:style-name="ce5" table:formula="of:=AVERAGE([.H2];[.H3];[.H4];[.H6];[.I2];[.I3];[.I4];[.I6];[.J2];[.J3];[.J4];[.J6])" office:value-type="float" office:value="2667.33333333333" calcext:value-type="float">
            <text:p>2667,3333333333</text:p>
          </table:table-cell>
          <table:table-cell table:style-name="ce5" table:number-columns-repeated="2"/>
          <table:table-cell table:style-name="ce5" table:formula="of:=[.K46]" office:value-type="float" office:value="1583" calcext:value-type="float">
            <text:p>1583</text:p>
          </table:table-cell>
          <table:table-cell/>
          <table:table-cell office:value-type="string" calcext:value-type="string">
            <text:p>MIN</text:p>
          </table:table-cell>
          <table:table-cell table:formula="of:=MIN([.C57:.K65])" office:value-type="float" office:value="1200.33333333333" calcext:value-type="float">
            <text:p>1200,333333333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9 C67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12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1 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67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5"/>
          <table:table-cell table:style-name="ce5" table:formula="of:=AVERAGE([.H5];[.I5];[.J5])" office:value-type="float" office:value="3004.33333333333" calcext:value-type="float">
            <text:p>3004,3333333333</text:p>
          </table:table-cell>
          <table:table-cell table:style-name="ce5" table:number-columns-repeated="2"/>
          <table:table-cell table:style-name="ce5" table:formula="of:=[.K49]" office:value-type="float" office:value="2037" calcext:value-type="float">
            <text:p>2037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9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8"/>
          <table:table-cell table:style-name="ce6" table:formula="of:=AVERAGE([.K7];[.K8];[.K9])" office:value-type="float" office:value="1200.33333333333" calcext:value-type="float">
            <text:p>1200,33333333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3"/>
          <table:table-cell table:style-name="ce6" table:formula="of:=[.F57]" office:value-type="float" office:value="1304" calcext:value-type="float">
            <text:p>1304</text:p>
          </table:table-cell>
          <table:table-cell table:style-name="ce5"/>
          <table:table-cell table:style-name="ce5" table:formula="of:=AVERAGE([.H2:.K4];[.H6:.K6])" office:value-type="float" office:value="2396.25" calcext:value-type="float">
            <text:p>2396,25</text:p>
          </table:table-cell>
          <table:table-cell table:style-name="ce5" table:number-columns-repeated="3"/>
          <table:table-cell/>
          <table:table-cell office:value-type="string" calcext:value-type="string">
            <text:p>MIN</text:p>
          </table:table-cell>
          <table:table-cell table:formula="of:=MIN([.C68:.K76])" office:value-type="float" office:value="1304" calcext:value-type="float">
            <text:p>130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67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4 C123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123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0 1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5"/>
          <table:table-cell table:style-name="ce5" table:formula="of:=AVERAGE([.H5:.K5])" office:value-type="float" office:value="2762.5" calcext:value-type="float">
            <text:p>2762,5</text:p>
          </table:table-cell>
          <table:table-cell table:style-name="ce5" table:number-columns-repeated="3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5"/>
          <table:table-cell table:style-name="ce6" table:formula="of:=AVERAGE([.H2:.K6])" office:value-type="float" office:value="2469.5" calcext:value-type="float">
            <text:p>2469,5</text:p>
          </table:table-cell>
          <table:table-cell table:style-name="ce5" table:number-columns-repeated="3"/>
          <table:table-cell/>
          <table:table-cell office:value-type="string" calcext:value-type="string">
            <text:p>MIN</text:p>
          </table:table-cell>
          <table:table-cell table:formula="of:=MIN([.C79:.K87])" office:value-type="float" office:value="2469.5" calcext:value-type="float">
            <text:p>2469,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1234567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6789 C12345</text:p>
          </table:table-cell>
          <table:table-cell table:number-columns-repeated="2"/>
          <table:table-cell table:style-name="ce10"/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0 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DemiLight" svg:font-family="'Noto Sans CJK JP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JP DemiLight" style:font-family-asian="'Noto Sans CJK JP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.00.0000</text:date>, <text:time style:data-style-name="N2" text:time-value="20:27:58.370514496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7T14:29:50.870027052</meta:creation-date>
    <dc:date>2015-05-28T22:06:51.536990825</dc:date>
    <meta:editing-duration>PT3H13M11S</meta:editing-duration>
    <meta:editing-cycles>63</meta:editing-cycles>
    <meta:generator>LibreOffice/4.4.3.2$Linux_X86_64 LibreOffice_project/40m0$Build-2</meta:generator>
    <meta:document-statistic meta:table-count="4" meta:cell-count="1506" meta:object-count="0"/>
  </office:meta>
</office:document-meta>
</file>